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utilisation des ordinateurs, des tablettes et d’Internet, l’accès à l’information est devenu plus rapide et plus facile. Les plateformes d’apprentissage en ligne permettent aux élèves et aux étudiants de suivre des cours à distance, ce qui favorise l’égalité des chances, notamment pour les personnes vivant dans des zones éloignées.</text:p>
      <text:p text:style-name="Text_20_body">De plus, les outils numériques contribuent à rendre l’apprentissage plus interactif et plus motivant. Les vidéos éducatives, les applications pédagogiques et les classes virtuelles aident les apprenants à mieux comprendre les notions complexes. Selon l’UNESCO, l’intégration des technologies dans l’enseignement peut améliorer la qualité de l’apprentissage lorsqu’elle est bien encadrée.</text:p>
      <text:p text:style-name="Text_20_body">Cependant, l’utilisation excessive des technologies peut présenter certains risques, tels que la distraction, la dépendance aux écrans ou encore les inégalités d’accès au matériel numérique. Il est donc important que les enseignants accompagnent les élèves dans l’utilisation responsable des outils numériques et que les institutions éducatives mettent en place des stratégies adaptées.</text:p>
      <text:p text:style-name="Text_20_body">En conclusion, les technologies numériques représentent une opportunité majeure pour moderniser l’éducation, à condition qu’elles soient utilisées de manière réfléchie et équilibrée.</text:p>
      <text:p text:style-name="Horizontal_20_Line"/>
      <text:h text:style-name="Heading_20_3" text:outline-level="3">Références</text:h>
      <text:list text:style-name="L1">
        <text:list-item>
          <text:p text:style-name="P1">UNESCO. <text:span text:style-name="Emphasis">Les technologies de l’information et de la communication dans l’éducation</text:span>.</text:p>
        </text:list-item>
        <text:list-item>
          <text:p text:style-name="P1">OCDE (2015). <text:span text:style-name="Emphasis">Students, Computers and Learning: Making the Connection</text:span>.</text:p>
        </text:list-item>
        <text:list-item>
          <text:p text:style-name="P1">Ministère de l’Éducation nationale. <text:span text:style-name="Emphasis">Le numérique au service de l’éducation</text:span>.</text:p>
        </text:list-item>
      </text:list>
      <text:p text:style-name="Horizontal_20_Lin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Tahoma1" style:font-size-complex="12pt" style:language-complex="ar" style:country-complex="EG"/>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Tahoma1" style:font-size-complex="12pt" style:language-complex="ar" style:country-complex="EG"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7T08:33:38.205993900</meta:creation-date>
    <dc:date>2025-12-17T08:34:38.765260400</dc:date>
    <meta:editing-duration>PT1M</meta:editing-duration>
    <meta:editing-cycles>1</meta:editing-cycles>
    <meta:generator>LibreOffice/25.8.3.2$Windows_x86 LibreOffice_project/8ca8d55c161d602844f5428fa4b58097424e324e</meta:generator>
    <meta:document-statistic meta:table-count="0" meta:image-count="0" meta:object-count="0" meta:page-count="1" meta:paragraph-count="8" meta:word-count="207" meta:character-count="1532" meta:non-whitespace-character-count="1336"/>
  </office:meta>
</office:document-meta>
</file>